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06cm" fo:margin-bottom="0.106cm" loext:contextual-spacing="false" fo:line-height="150%"/>
      <style:text-properties fo:color="#1d1c1d" fo:font-size="9pt" style:font-size-asian="9pt" style:font-size-complex="9pt"/>
    </style:style>
    <style:style style:name="P2" style:family="paragraph" style:parent-style-name="Standard" style:master-page-name="Standard">
      <style:paragraph-properties fo:margin-top="0.106cm" fo:margin-bottom="0.106cm" loext:contextual-spacing="false" fo:line-height="150%" style:page-number="1"/>
      <style:text-properties fo:color="#1d1c1d" fo:font-size="9pt" style:font-size-asian="9pt" style:font-size-complex="9pt"/>
    </style:style>
    <style:style style:name="P3" style:family="paragraph" style:parent-style-name="Standard">
      <style:paragraph-properties fo:margin-top="0.106cm" fo:margin-bottom="0.106cm" loext:contextual-spacing="false" fo:line-height="150%"/>
      <style:text-properties fo:color="#1d1c1d" fo:font-size="9pt" officeooo:paragraph-rsid="00232758" style:font-size-asian="9pt" style:font-size-complex="9pt"/>
    </style:style>
    <style:style style:name="P4" style:family="paragraph" style:parent-style-name="Standard">
      <style:text-properties officeooo:rsid="001f0efc" officeooo:paragraph-rsid="001f0efc"/>
    </style:style>
    <style:style style:name="P5" style:family="paragraph" style:parent-style-name="Standard">
      <style:text-properties fo:font-size="9pt" style:font-size-asian="9pt" style:font-size-complex="9pt"/>
    </style:style>
    <style:style style:name="P6" style:family="paragraph" style:parent-style-name="Standard">
      <style:text-properties fo:font-size="9pt" officeooo:rsid="001f0efc" officeooo:paragraph-rsid="001f0efc" style:font-size-asian="9pt" style:font-size-complex="9pt"/>
    </style:style>
    <style:style style:name="P7" style:family="paragraph" style:parent-style-name="Standard">
      <style:text-properties fo:font-size="9pt" officeooo:rsid="00201611" officeooo:paragraph-rsid="00201611" style:font-size-asian="9pt" style:font-size-complex="9pt"/>
    </style:style>
    <style:style style:name="P8" style:family="paragraph" style:parent-style-name="Standard">
      <style:text-properties fo:font-size="9pt" officeooo:paragraph-rsid="00232758" style:font-size-asian="9pt" style:font-size-complex="9pt"/>
    </style:style>
    <style:style style:name="P9" style:family="paragraph" style:parent-style-name="Standard">
      <style:text-properties officeooo:paragraph-rsid="00201611"/>
    </style:style>
    <style:style style:name="P10" style:family="paragraph" style:parent-style-name="Standard">
      <style:text-properties officeooo:rsid="00201611" officeooo:paragraph-rsid="00201611"/>
    </style:style>
    <style:style style:name="P11" style:family="paragraph" style:parent-style-name="Standard">
      <style:text-properties officeooo:rsid="002135a4" officeooo:paragraph-rsid="002135a4"/>
    </style:style>
    <style:style style:name="P12" style:family="paragraph" style:parent-style-name="Standard">
      <style:text-properties officeooo:paragraph-rsid="002135a4"/>
    </style:style>
    <style:style style:name="P13" style:family="paragraph" style:parent-style-name="Standard">
      <style:text-properties officeooo:rsid="00232758" officeooo:paragraph-rsid="00232758"/>
    </style:style>
    <style:style style:name="P14" style:family="paragraph" style:parent-style-name="Standard">
      <style:text-properties officeooo:paragraph-rsid="00232758"/>
    </style:style>
    <style:style style:name="P15" style:family="paragraph" style:parent-style-name="Standard">
      <style:text-properties officeooo:paragraph-rsid="0024d2e2"/>
    </style:style>
    <style:style style:name="P16" style:family="paragraph" style:parent-style-name="Standard" style:list-style-name="WWNum1">
      <style:paragraph-properties fo:margin-left="1.27cm" fo:margin-right="0cm" fo:text-indent="-0.635cm" style:auto-text-indent="false"/>
      <style:text-properties officeooo:paragraph-rsid="0024d2e2"/>
    </style:style>
    <style:style style:name="P17" style:family="paragraph" style:parent-style-name="Standard" style:list-style-name="WWNum1">
      <style:paragraph-properties fo:margin-left="1.27cm" fo:margin-right="0cm" fo:text-indent="-0.635cm" style:auto-text-indent="false"/>
      <style:text-properties fo:font-size="9pt" style:font-size-asian="9pt" style:font-size-complex="9pt"/>
    </style:style>
    <style:style style:name="P18" style:family="paragraph" style:parent-style-name="Standard" style:list-style-name="WWNum1">
      <style:paragraph-properties fo:margin-left="1.27cm" fo:margin-right="0cm" fo:text-indent="-0.635cm" style:auto-text-indent="false"/>
      <style:text-properties fo:font-size="9pt" officeooo:paragraph-rsid="00232758" style:font-size-asian="9pt" style:font-size-complex="9pt"/>
    </style:style>
    <style:style style:name="P19" style:family="paragraph" style:parent-style-name="Standard" style:list-style-name="WWNum1">
      <style:paragraph-properties fo:margin-left="1.27cm" fo:margin-right="0cm" fo:text-indent="-0.635cm" style:auto-text-indent="false"/>
      <style:text-properties fo:font-size="9pt" officeooo:paragraph-rsid="0024d2e2" style:font-size-asian="9pt" style:font-size-complex="9pt"/>
    </style:style>
    <style:style style:name="P20" style:family="paragraph" style:parent-style-name="Standard" style:list-style-name="WWNum1">
      <style:paragraph-properties fo:margin-left="1.27cm" fo:margin-right="0cm" fo:text-indent="-0.635cm" style:auto-text-indent="false"/>
      <style:text-properties fo:font-size="9pt" officeooo:rsid="001cc65d" officeooo:paragraph-rsid="001cc65d" style:font-size-asian="9pt" style:font-size-complex="9pt"/>
    </style:style>
    <style:style style:name="P21" style:family="paragraph" style:parent-style-name="Standard" style:list-style-name="WWNum1">
      <style:paragraph-properties fo:margin-left="1.27cm" fo:margin-right="0cm" fo:text-indent="-0.635cm" style:auto-text-indent="false"/>
      <style:text-properties fo:font-size="9pt" officeooo:rsid="001cc65d" officeooo:paragraph-rsid="00232758" style:font-size-asian="9pt" style:font-size-complex="9pt"/>
    </style:style>
    <style:style style:name="P22" style:family="paragraph" style:parent-style-name="Standard" style:list-style-name="WWNum1">
      <style:paragraph-properties fo:margin-left="1.27cm" fo:margin-right="0cm" fo:text-indent="-0.635cm" style:auto-text-indent="false"/>
      <style:text-properties fo:font-size="9pt" officeooo:rsid="001e67eb" officeooo:paragraph-rsid="001e67eb" style:font-size-asian="9pt" style:font-size-complex="9pt"/>
    </style:style>
    <style:style style:name="P23" style:family="paragraph" style:parent-style-name="Standard" style:list-style-name="WWNum1">
      <style:paragraph-properties fo:margin-left="1.27cm" fo:margin-right="0cm" fo:text-indent="-0.635cm" style:auto-text-indent="false"/>
      <style:text-properties fo:font-size="9pt" officeooo:rsid="001e67eb" officeooo:paragraph-rsid="00232758" style:font-size-asian="9pt" style:font-size-complex="9pt"/>
    </style:style>
    <style:style style:name="P24" style:family="paragraph" style:parent-style-name="Standard" style:list-style-name="WWNum1">
      <style:paragraph-properties fo:margin-left="1.27cm" fo:margin-right="0cm" fo:text-indent="-0.635cm" style:auto-text-indent="false"/>
      <style:text-properties fo:font-size="9pt" officeooo:rsid="0024d2e2" officeooo:paragraph-rsid="0024d2e2" style:font-size-asian="9pt" style:font-size-complex="9pt"/>
    </style:style>
    <style:style style:name="P25" style:family="paragraph" style:parent-style-name="Standard">
      <style:paragraph-properties fo:break-before="page"/>
      <style:text-properties fo:font-size="9pt" officeooo:rsid="001f0efc" officeooo:paragraph-rsid="001f0efc" style:font-size-asian="9pt" style:font-size-complex="9pt"/>
    </style:style>
    <style:style style:name="P26" style:family="paragraph" style:parent-style-name="Standard">
      <style:paragraph-properties fo:break-before="page"/>
      <style:text-properties officeooo:rsid="00232758" officeooo:paragraph-rsid="00232758"/>
    </style:style>
    <style:style style:name="P27" style:family="paragraph" style:parent-style-name="Standard" style:list-style-name="WWNum1">
      <style:paragraph-properties fo:margin-left="0.635cm" fo:margin-right="0cm" fo:text-indent="0cm" style:auto-text-indent="false"/>
      <style:text-properties fo:font-size="9pt" officeooo:paragraph-rsid="00232758" style:font-size-asian="9pt" style:font-size-complex="9pt"/>
    </style:style>
    <style:style style:name="P28" style:family="paragraph" style:parent-style-name="Standard" style:list-style-name="WWNum1">
      <style:paragraph-properties fo:margin-left="0.635cm" fo:margin-right="0cm" fo:text-indent="0cm" style:auto-text-indent="false"/>
      <style:text-properties fo:font-size="9pt" officeooo:paragraph-rsid="0024d2e2" style:font-size-asian="9pt" style:font-size-complex="9pt"/>
    </style:style>
    <style:style style:name="P29" style:family="paragraph" style:parent-style-name="Standard">
      <style:paragraph-properties fo:margin-left="0cm" fo:margin-right="0cm" fo:text-indent="0cm" style:auto-text-indent="false"/>
      <style:text-properties fo:font-size="9pt" officeooo:rsid="00266564" officeooo:paragraph-rsid="00266564" style:font-size-asian="9pt" style:font-size-complex="9pt"/>
    </style:style>
    <style:style style:name="P30" style:family="paragraph" style:parent-style-name="Standard">
      <style:paragraph-properties fo:margin-left="0cm" fo:margin-right="0cm" fo:text-indent="0cm" style:auto-text-indent="false"/>
      <style:text-properties fo:font-size="9pt" officeooo:rsid="00270816" officeooo:paragraph-rsid="00270816" style:font-size-asian="9pt" style:font-size-complex="9pt"/>
    </style:style>
    <style:style style:name="P31" style:family="paragraph" style:parent-style-name="Standard">
      <style:paragraph-properties fo:margin-left="0cm" fo:margin-right="0cm" fo:text-indent="0cm" style:auto-text-indent="false"/>
      <style:text-properties fo:font-size="9pt" officeooo:rsid="00286283" officeooo:paragraph-rsid="00270816" style:font-size-asian="9pt" style:font-size-complex="9pt"/>
    </style:style>
    <style:style style:name="P32" style:family="paragraph" style:parent-style-name="Standard">
      <style:paragraph-properties fo:margin-left="0cm" fo:margin-right="0cm" fo:text-indent="0cm" style:auto-text-indent="false"/>
      <style:text-properties fo:font-size="9pt" officeooo:rsid="00286283" officeooo:paragraph-rsid="00286283" style:font-size-asian="9pt" style:font-size-complex="9pt"/>
    </style:style>
    <style:style style:name="P33" style:family="paragraph" style:parent-style-name="Standard">
      <style:paragraph-properties fo:margin-left="0cm" fo:margin-right="0cm" fo:text-indent="0cm" style:auto-text-indent="false"/>
      <style:text-properties fo:font-size="9pt" officeooo:rsid="002b96a9" officeooo:paragraph-rsid="002b96a9" style:font-size-asian="9pt" style:font-size-complex="9pt"/>
    </style:style>
    <style:style style:name="P34" style:family="paragraph" style:parent-style-name="Standard">
      <style:paragraph-properties fo:margin-left="0cm" fo:margin-right="0cm" fo:text-indent="0cm" style:auto-text-indent="false"/>
      <style:text-properties fo:font-size="9pt" officeooo:rsid="002d15ed" officeooo:paragraph-rsid="002b96a9" style:font-size-asian="9pt" style:font-size-complex="9pt"/>
    </style:style>
    <style:style style:name="P35" style:family="paragraph" style:parent-style-name="Standard">
      <style:paragraph-properties fo:margin-left="0cm" fo:margin-right="0cm" fo:text-indent="0cm" style:auto-text-indent="false"/>
      <style:text-properties fo:font-size="9pt" officeooo:rsid="002e96f7" officeooo:paragraph-rsid="002e96f7" style:font-size-asian="9pt" style:font-size-complex="9pt"/>
    </style:style>
    <style:style style:name="P36" style:family="paragraph" style:parent-style-name="Standard">
      <style:paragraph-properties fo:margin-left="0cm" fo:margin-right="0cm" fo:text-indent="0cm" style:auto-text-indent="false"/>
      <style:text-properties fo:font-size="9pt" officeooo:rsid="0030615c" officeooo:paragraph-rsid="0030615c" style:font-size-asian="9pt" style:font-size-complex="9pt"/>
    </style:style>
    <style:style style:name="P37" style:family="paragraph" style:parent-style-name="Standard">
      <style:paragraph-properties fo:margin-left="0cm" fo:margin-right="0cm" fo:text-indent="0cm" style:auto-text-indent="false"/>
      <style:text-properties fo:font-size="9pt" officeooo:rsid="00322a1d" officeooo:paragraph-rsid="00322a1d" style:font-size-asian="9pt" style:font-size-complex="9pt"/>
    </style:style>
    <style:style style:name="P38" style:family="paragraph" style:parent-style-name="Standard">
      <style:paragraph-properties fo:margin-left="0cm" fo:margin-right="0cm" fo:text-indent="0cm" style:auto-text-indent="false" fo:break-before="page"/>
      <style:text-properties fo:font-size="9pt" officeooo:rsid="00266564" officeooo:paragraph-rsid="00266564" style:font-size-asian="9pt" style:font-size-complex="9pt"/>
    </style:style>
    <style:style style:name="P39" style:family="paragraph" style:parent-style-name="Standard">
      <style:paragraph-properties fo:margin-left="0cm" fo:margin-right="0cm" fo:text-indent="0cm" style:auto-text-indent="false" fo:break-before="page"/>
      <style:text-properties fo:font-size="9pt" officeooo:rsid="002b96a9" officeooo:paragraph-rsid="002b96a9" style:font-size-asian="9pt" style:font-size-complex="9pt"/>
    </style:style>
    <style:style style:name="P40" style:family="paragraph" style:parent-style-name="Standard">
      <style:paragraph-properties fo:margin-left="0cm" fo:margin-right="0cm" fo:text-indent="0cm" style:auto-text-indent="false" fo:break-before="page"/>
      <style:text-properties fo:font-size="9pt" officeooo:rsid="00322a1d" officeooo:paragraph-rsid="00322a1d" style:font-size-asian="9pt" style:font-size-complex="9pt"/>
    </style:style>
    <style:style style:name="T1" style:family="text">
      <style:text-properties fo:font-size="9pt" style:font-size-asian="9pt" style:font-size-complex="9pt"/>
    </style:style>
    <style:style style:name="T2" style:family="text">
      <style:text-properties fo:font-size="9pt" officeooo:rsid="00201611" style:font-size-asian="9pt" style:font-size-complex="9pt"/>
    </style:style>
    <style:style style:name="T3" style:family="text">
      <style:text-properties fo:font-size="9pt" officeooo:rsid="002135a4" style:font-size-asian="9pt" style:font-size-complex="9pt"/>
    </style:style>
    <style:style style:name="T4" style:family="text">
      <style:text-properties fo:font-size="9pt" officeooo:rsid="00232758" style:font-size-asian="9pt" style:font-size-complex="9pt"/>
    </style:style>
    <style:style style:name="T5" style:family="text">
      <style:text-properties fo:font-size="9pt" officeooo:rsid="0024d2e2" style:font-size-asian="9pt" style:font-size-complex="9pt"/>
    </style:style>
    <style:style style:name="T6" style:family="text">
      <style:text-properties fo:font-size="9pt" officeooo:rsid="002b96a9" style:font-size-asian="9pt" style:font-size-complex="9pt"/>
    </style:style>
    <style:style style:name="T7" style:family="text">
      <style:text-properties fo:font-size="9pt" officeooo:rsid="002d15ed" style:font-size-asian="9pt" style:font-size-complex="9pt"/>
    </style:style>
    <style:style style:name="T8" style:family="text">
      <style:text-properties officeooo:rsid="00232758"/>
    </style:style>
    <style:style style:name="T9" style:family="text">
      <style:text-properties officeooo:rsid="0024d2e2"/>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4d2e2"/>
    </style:style>
    <style:style style:name="T12" style:family="text">
      <style:text-properties style:text-underline-style="solid" style:text-underline-width="auto" style:text-underline-color="font-color" officeooo:rsid="00232758"/>
    </style:style>
    <style:style style:name="T13" style:family="text">
      <style:text-properties officeooo:rsid="00270816"/>
    </style:style>
    <style:style style:name="T14" style:family="text">
      <style:text-properties officeooo:rsid="00286283"/>
    </style:style>
    <style:style style:name="T15" style:family="text">
      <style:text-properties officeooo:rsid="002b96a9"/>
    </style:style>
    <style:style style:name="T16" style:family="text">
      <style:text-properties officeooo:rsid="003061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fil rouge Problématique / </text:p>
      <text:p text:style-name="P1"/>
      <text:p text:style-name="P1">besoin: Les directeurs de magasins sont soumis à des contrôles de conformité de leur matériel, de leur équipement de sécurité, d'entretien, de respect des normes environnementales, des inspections programmées…</text:p>
      <text:p text:style-name="P1"/>
      <text:p text:style-name="P1">Ces contrôles sont plus ou moins périodiques, annuels, bi annuel,5ans ...Et demande dans de nombreux cas de fournir un certain nombre de documents comme des registres de sécurité, plan des installations, suivi des interventions des techniciens de maintenance qui sont parfois égarés...Cas étudié:Directeur magasin gestion station service.</text:p>
      <text:p text:style-name="Standard"/>
      <text:p text:style-name="P5">L’idée est de fournir une application web qui permettrait : </text:p>
      <text:p text:style-name="P5"/>
      <text:list xml:id="list4129606699" text:style-name="WWNum1">
        <text:list-item>
          <text:p text:style-name="P17">une authentification forte et sécurisée : gestion des utilisateurs (profil administrateur-gérant et autres)</text:p>
        </text:list-item>
        <text:list-item>
          <text:p text:style-name="P17">un archivage sécurisé de documents : stockage sur un serveur </text:p>
        </text:list-item>
        <text:list-item>
          <text:p text:style-name="P17">consultation simple rapide et à la demande de documents sur un serveur : interrogation d’une base de données/appli mobile. </text:p>
        </text:list-item>
        <text:list-item>
          <text:p text:style-name="P17">consultation et mise à jour des textes de loi et règlementations : accès à legislation.gouv.org mais uniquement les parties qui nous intéressent → faire une extraction et créer une mini base de données ? et une alerte ainsi qu’une actualisation dès qu’une mise à jour est faite ? → liste rapide des principales lois en question déjà. </text:p>
        </text:list-item>
        <text:list-item>
          <text:p text:style-name="P17">calendrier avec les contrôles et différentes inspections planifiées sur plusieurs années : préciser quel est le type de contrôle, la durée du contrôle, etc. → calendrier événementiel. </text:p>
        </text:list-item>
        <text:list-item>
          <text:p text:style-name="P17">création d’alertes <text:s/>et rappels personnalisés afin de se préparer en amont <text:s/>: emails, notifications (dans l’appli → push et in-app)</text:p>
        </text:list-item>
        <text:list-item>
          <text:p text:style-name="P17">possibilité de demander des devis pour mettre aux normes les différents matériels et différentes machines </text:p>
        </text:list-item>
        <text:list-item>
          <text:p text:style-name="P17">avoir un carnet de suivi des interventions des techniciens pour en posséder une trace → transmission des informations automatisées → calendrier → bouton pour avoir la liste des interventions en son sein </text:p>
        </text:list-item>
        <text:list-item>
          <text:p text:style-name="P20">Gestion de plusieurs stations</text:p>
        </text:list-item>
        <text:list-item>
          <text:p text:style-name="P22">Gestion du matériel</text:p>
        </text:list-item>
      </text:list>
      <text:p text:style-name="Standard"/>
      <text:p text:style-name="Standard"/>
      <text:p text:style-name="P4"/>
      <text:p text:style-name="P25">CAHIER DES CHARGES</text:p>
      <text:p text:style-name="P6"/>
      <text:p text:style-name="P7">Nom du projet : RegiStation</text:p>
      <text:p text:style-name="P7"/>
      <text:p text:style-name="P9"><text:span text:style-name="T2">Equipe : Alice Quinton</text:span></text:p>
      <text:p text:style-name="P9"><text:span text:style-name="T2"><text:tab/>Mathieu Ambroise</text:span></text:p>
      <text:p text:style-name="P9"><text:span text:style-name="T2"><text:tab/>Samuel Umek</text:span></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10"><text:span text:style-name="T1">Sommaire :</text:span></text:p>
      <text:p text:style-name="P10"><text:span text:style-name="T1"/></text:p>
      <text:p text:style-name="P10"><text:span text:style-name="T1"/></text:p>
      <text:p text:style-name="P10"><text:span text:style-name="T1">A] Présentation des problèmes et besoins </text:span></text:p>
      <text:p text:style-name="P10"><text:span text:style-name="T1"><text:s text:c="3"/></text:span><text:span text:style-name="T3">A.1] Les problèmes</text:span></text:p>
      <text:p text:style-name="P10"><text:span text:style-name="T3"><text:s text:c="3"/>A.2] Les besoins/Objectifs</text:span></text:p>
      <text:p text:style-name="P11"><text:span text:style-name="T1"/></text:p>
      <text:p text:style-name="P12"><text:span text:style-name="T5">B</text:span><text:span text:style-name="T3">]Developpement du logiciel</text:span></text:p>
      <text:p text:style-name="P12"><text:span text:style-name="T3"><text:s text:c="3"/></text:span><text:span text:style-name="T5">B</text:span><text:span text:style-name="T3">.1] Caractéristiquees et fonctionnalités</text:span></text:p>
      <text:p text:style-name="P15"><text:span text:style-name="T3"><text:s text:c="3"/></text:span><text:span text:style-name="T5">B</text:span><text:span text:style-name="T3">.2] </text:span><text:span text:style-name="T6">Contraintes</text:span></text:p>
      <text:p text:style-name="P15"><text:span text:style-name="T6"><text:s text:c="3"/></text:span><text:span text:style-name="T7">B.3] Structure</text:span></text:p>
      <text:p text:style-name="P11"><text:span text:style-name="T1"/></text:p>
      <text:p text:style-name="P11"><text:span text:style-name="T5">C</text:span><text:span text:style-name="T1">] Charte graphique du logiciels</text:span></text:p>
      <text:p text:style-name="P11"><text:span text:style-name="T1"/></text:p>
      <text:p text:style-name="P14"><text:span text:style-name="T5">D</text:span><text:span text:style-name="T4">] Planning</text:span></text:p>
      <text:p text:style-name="P26"><text:span text:style-name="T1">A] Problèmes et besoins</text:span></text:p>
      <text:p text:style-name="P13"><text:span text:style-name="T1">A.1] Les problèmes</text:span></text:p>
      <text:p text:style-name="P13"><text:span text:style-name="T1"/></text:p>
      <text:p text:style-name="P3">Les directeurs de magasins <text:span text:style-name="T8">de station service </text:span>sont soumis à des contrôles de conformité de leur matériel, de leur équipement de sécurité, d'entretien, de respect des normes environnementales, des inspections programmées…</text:p>
      <text:p text:style-name="P3">Ces contrôles sont plus ou moins périodiques, annuels, bi annuel,5ans,<text:span text:style-name="T8">ect, e</text:span>t demande<text:span text:style-name="T8">nt</text:span> dans de nombreux cas de fournir un certain nombre de documents comme des registres de sécurité, plan des installations, suivi des interventions des techniciens de maintenance qui sont parfois égarés...</text:p>
      <text:p text:style-name="P13"><text:span text:style-name="T1"/></text:p>
      <text:p text:style-name="P13"><text:span text:style-name="T1">A.2] Les besoins</text:span></text:p>
      <text:p text:style-name="P13"><text:span text:style-name="T1"/></text:p>
      <text:p text:style-name="P8">L’idée est de fournir une application web qui permettrait : </text:p>
      <text:p text:style-name="P8"/>
      <text:list xml:id="list115749725619171" text:continue-numbering="true" text:style-name="WWNum1">
        <text:list-item>
          <text:p text:style-name="P18">une authentification forte et sécurisée : </text:p>
          <text:list>
            <text:list-item>
              <text:list>
                <text:list-item>
                  <text:list>
                    <text:list-item>
                      <text:list>
                        <text:list-item>
                          <text:list>
                            <text:list-item>
                              <text:list>
                                <text:list-item>
                                  <text:list>
                                    <text:list-item>
                                      <text:list>
                                        <text:list-item>
                                          <text:list>
                                            <text:list-header>
                                              <text:p text:style-name="P27"><text:s text:c="4"/><text:tab/><text:tab/>gestion des utilisateurs (<text:span text:style-name="T8">Administrateur, Gérant, Technicien, Employé?)</text:span></text:p>
                                              <text:p text:style-name="P27"/>
                                            </text:list-header>
                                          </text:list>
                                        </text:list-item>
                                      </text:list>
                                    </text:list-item>
                                  </text:list>
                                </text:list-item>
                              </text:list>
                            </text:list-item>
                          </text:list>
                        </text:list-item>
                      </text:list>
                    </text:list-item>
                  </text:list>
                </text:list-item>
              </text:list>
            </text:list-item>
          </text:list>
        </text:list-item>
        <text:list-item>
          <text:p text:style-name="P18">un archivage sécurisé de documents </text:p>
          <text:p text:style-name="P18"><text:s/><text:tab/>stockage sur un serveur, <text:span text:style-name="T8">lien </text:span><text:span text:style-name="T12">stocké en base de donnée</text:span></text:p>
        </text:list-item>
        <text:list-item>
          <text:p text:style-name="P18"><text:span text:style-name="T12"/></text:p>
        </text:list-item>
        <text:list-item>
          <text:p text:style-name="P19">consultation simple rapide et à la demande de documents <text:s/>: </text:p>
          <text:list>
            <text:list-header>
              <text:p text:style-name="P19"><text:s/><text:tab/>interrogation d’une base de données <text:span text:style-name="T9">pour les documents pouvant être consultable soit via</text:span></text:p>
              <text:p text:style-name="P19"><text:s/><text:tab/><text:span text:style-name="T9">logiciel ou application mobile</text:span></text:p>
              <text:p text:style-name="P19"/>
            </text:list-header>
            <text:list-item>
              <text:p text:style-name="P24">Application mobile :</text:p>
              <text:p text:style-name="P24"><text:s/><text:tab/>qui devra reprendre la charte graphique logiciel</text:p>
              <text:p text:style-name="P24"/>
            </text:list-item>
          </text:list>
        </text:list-item>
        <text:list-item>
          <text:p text:style-name="P19">consultation et mise à jour des textes de loi et règlementations : </text:p>
          <text:list>
            <text:list-header>
              <text:p text:style-name="P19"><text:s/><text:tab/>accès à legislation.gouv.org </text:p>
              <text:list>
                <text:list-item>
                  <text:list>
                    <text:list-header>
                      <text:p text:style-name="P28"><text:s/><text:tab/><text:tab/><text:span text:style-name="T9">Definir la liste des lois qui pourrait concerner un commerce de station service, puis voir s’il y a <text:tab/><text:tab/>une API qui permet de faire des requêtes concernant cette liste puis afficher dans la gestion é <text:tab/><text:tab/>vènementiel les possiibles changements</text:span></text:p>
                      <text:p text:style-name="P28"/>
                    </text:list-header>
                  </text:list>
                </text:list-item>
              </text:list>
            </text:list-header>
          </text:list>
        </text:list-item>
        <text:list-item>
          <text:p text:style-name="P19">calendrier avec les contrôles et différentes inspections planifiées sur plusieurs années : </text:p>
          <text:p text:style-name="P19"><text:s/><text:tab/>préciser quel est le type de contrôle, la durée du contrôle, etc. → calendrier événementiel. </text:p>
          <text:list>
            <text:list-item>
              <text:list>
                <text:list-header>
                  <text:p text:style-name="P19"><text:s/><text:tab/><text:span text:style-name="T9">Gestion évènementiel des contrôles par type, durée, entreprise qui contrôle, matériel concerné</text:span></text:p>
                  <text:p text:style-name="P19"/>
                </text:list-header>
              </text:list>
            </text:list-item>
          </text:list>
        </text:list-item>
        <text:list-item>
          <text:p text:style-name="P19">création d’alertes <text:s/>et rappels personnalisés afin de se préparer en amont :</text:p>
          <text:list>
            <text:list-header>
              <text:p text:style-name="P19"><text:s/><text:tab/> <text:span text:style-name="T9">Utilisation d’email, de notification in-app ou push en fonction du support. </text:span></text:p>
            </text:list-header>
          </text:list>
          <text:p text:style-name="P19"><text:s/><text:tab/><text:span text:style-name="T11">Stockage des alertes en base de données</text:span></text:p>
          <text:p text:style-name="P19"><text:span text:style-name="T11"/></text:p>
        </text:list-item>
        <text:list-item>
          <text:p text:style-name="P19">avoir un carnet de suivi des interventions des techniciens pour en posséder une trace </text:p>
          <text:p text:style-name="P16"><text:span text:style-name="T1"><text:s/><text:tab/></text:span><text:span text:style-name="T5">Possibilité d’accès sur les interventions sur les machines</text:span></text:p>
          <text:p text:style-name="P16"><text:span text:style-name="T5"/></text:p>
        </text:list-item>
        <text:list-item>
          <text:p text:style-name="P21">Gestion de plusieurs stations :</text:p>
          <text:list>
            <text:list-header>
              <text:p text:style-name="P21"><text:s/><text:tab/><text:span text:style-name="T9">Voir pour la possibilité qu’un même gérant puisse posséder plusieurs stations</text:span></text:p>
              <text:p text:style-name="P21"/>
            </text:list-header>
          </text:list>
        </text:list-item>
        <text:list-item>
          <text:p text:style-name="P23">Gestion du matériel :</text:p>
          <text:list>
            <text:list-header>
              <text:p text:style-name="P23"><text:s/><text:tab/><text:span text:style-name="T11">Stockage en base de données</text:span><text:span text:style-name="T9"> des différentes machines avec leur localisation et les infos détaillés</text:span></text:p>
            </text:list-header>
          </text:list>
        </text:list-item>
      </text:list>
      <text:p text:style-name="P38">B] Développement du logiciels</text:p>
      <text:p text:style-name="P29"/>
      <text:p text:style-name="P29">B.1] <text:s/><text:span text:style-name="T15">Fonctionnalités </text:span></text:p>
      <text:p text:style-name="P29"/>
      <text:p text:style-name="P29">Le logiciel doit être un logiciel d’application multi-plateforme (Windows, Linux, MacOs, Android)</text:p>
      <text:p text:style-name="P29">Il s’agira d’un logiciel qui doit permettre la gestion d’une station service et de son matériel. </text:p>
      <text:p text:style-name="P29"/>
      <text:p text:style-name="P29">Parmis les fonctionnalités, il y a premièrement et le plus important la <text:span text:style-name="T10">gestion évènementiel</text:span>. Celui ci sera fait via un système de notification et de calendrier. L’utilisateur pourra créer des évènements via le calendrier <text:s/>auquel il pourra choisir s’il s’agit d’un contrôle, d’une maintenance ou d’un évènement personnalisé.</text:p>
      <text:p text:style-name="P29">Ceux ci apparaitront donc sur le calendrier <text:span text:style-name="T14">et sur la zone « Alerte du jour » </text:span><text:s/>et ils pourront donner lieux à des notifications via plusieurs voies (email, in-app, push, etc) et seront trié par ordre de priorité. Les plus urgent seront beaucoup plus mis en avant que les autres.</text:p>
      <text:p text:style-name="P29"/>
      <text:p text:style-name="P29">Ensuite, l’application devra permettre le stockage des différents documents nécessaire au bon fonctionnement de la station. Ceux ci devront être scanné au préalable <text:s/>hors application et par la suite ajouté en base de donnée via l’application. <text:s/>L’accès aux documents devra être sécurisé et donc ne devra être accessible que via l’application et pour les utilisateurs disposant des bons droits d’accès.</text:p>
      <text:p text:style-name="P29">NB : Il pourra être possible aussi qu’en cas d’inspection sur une machine précise, les notifications pourront permettre un accès plus rapide aux documents concernés. </text:p>
      <text:p text:style-name="P29"/>
      <text:p text:style-name="P29">Et en ça, les documents seront donc accessibles via l’application. L’accès dépendra donc des droits utilisateurs.</text:p>
      <text:p text:style-name="P29">L’Administrateur et le Gérant pourront donc avoir accès <text:span text:style-name="T13">à tous les documents là où un simple employé n’aura accès qu’aux documents les moins sensibles pour mettre par exemple le bon déroulement d’une inspection ou d’une maintenance.</text:span></text:p>
      <text:p text:style-name="P29"/>
      <text:p text:style-name="P30">Pour l’application mobile, elle sera là afin de mettre une «transportabilité » de l’application. Pour des stations plus grande, l’application pourra permettre un accès aux documents. L’utilisation de l’application ne permettra que la lecteur de base de données et si modification il y a à faire, ils devront être fait via le logiciel.</text:p>
      <text:p text:style-name="P30"/>
      <text:p text:style-name="P30">Pour la gestion des textes de loi, 2 possibilités s’offrent à nous, soit la possibilité de dialoguer avec une API afin d’avoir des données à jour, soit un affichage manuel des lois à un instant donnée. Cette dernière solution ne proposera qu’un accès de dépanage à certains textes de loi car ils ne seront possiblement plus à jour avec le temps.</text:p>
      <text:p text:style-name="P31"/>
      <text:p text:style-name="P32">Il devra être possible d’accéder aux différentes informations stockés en base de donnée, dont la possibilté de séparer les évènements comme avoir la liste des interventions sur les machines passé ou à venir.</text:p>
      <text:p text:style-name="P32"/>
      <text:p text:style-name="P32">Le matériel sera stocké en base de données et devra intégrer les dates de dernière maintenance et prochaine maintenance, sa localisation dans la station, sa date d’achat, la marque, le modèle, le prix et la reférence produit.</text:p>
      <text:p text:style-name="P32"/>
      <text:p text:style-name="P32">Et enfin la gestion de plusieurs station viendra plus tard et mettera donc de pouvoir gérer plusieurs stations.<text:line-break/>Les stations seront donc gérer de la même manière et seront accessibles via un petit menu déroulant qui se chargera de changer les informations. Le calendrier sera affiché soit pour toutes les stations, soit sur la station choisi avec la possibilités de filtrer les alertes visible sur calendrier. </text:p>
      <text:p text:style-name="P39">B.2] Contraintes</text:p>
      <text:p text:style-name="P33"/>
      <text:p text:style-name="P33">Les contraintes apparant seront donc :</text:p>
      <text:p text:style-name="P33"/>
      <text:p text:style-name="P33">Droits d’accès gérer par utilisateur : Ceux ci seront stocké dans la table Utilisateur par la possibilité d’ajout de documents simple, lecteur de document simple, ajout de document confidentiels, lecture de documents confidentiels.</text:p>
      <text:p text:style-name="P33"/>
      <text:p text:style-name="P33">Et donc par la même occasion, un système d’authentification. Gérer par mot de passes qui seront stocké de façon crypté en base de données. Il devra être possible de récupérer un compte via un moyen, soit reset de mot de passe</text:p>
      <text:p text:style-name="P34"><text:s/></text:p>
      <text:p text:style-name="P37">L’application devra être multi-plateforme. Il devra être possible d’y accéder via Windows, Linux, MacOs et Android.</text:p>
      <text:p text:style-name="P34"/>
      <text:p text:style-name="P35">B.3] Structure du logiciel</text:p>
      <text:p text:style-name="P35"/>
      <text:p text:style-name="P35"/>
      <text:p text:style-name="P35">Le premier écran sera l’écran d’authentification. Il devra permettre d’entrer son login et mot de passe.<text:line-break/>Possiblement enregistrer le dernier login enregistré avec son/sa <text:s/>avatar/photo.</text:p>
      <text:p text:style-name="P35">On pourra soit s’inscrire, soit demander la récupération du mot de passe.</text:p>
      <text:p text:style-name="P35"/>
      <text:p text:style-name="P35">Le seond écran sera l’écran principal avec le calendrier des évènements, les évènements du jour, les alertes pour les évènements importants et les bouttons d’accès aux différentes fonctionnalités(Documents, Règlementations, la liste des interventions,etc)</text:p>
      <text:p text:style-name="P35">Il y aura la possibilité de cliquer sur un jour en particulier pour afficher la liste des évènements et sur un évènements pour en voir les détails. </text:p>
      <text:p text:style-name="P35"/>
      <text:p text:style-name="P35">Il y aura une page pour l’ajout des documents avec les champs du lien vers le documents sur l’ordinateur, les infos du documents, s’il peut être confidentiel ou pas (option accessible qu’à l’admin et le gérant)</text:p>
      <text:p text:style-name="P35"/>
      <text:p text:style-name="P35">Une autre page qui permettra l’accès au<text:span text:style-name="T16">x documents <text:s/>dont la liste dépendra des accès de l’utilisateur connecté. </text:span></text:p>
      <text:p text:style-name="P35"/>
      <text:p text:style-name="P36">Une page concernant la liste des lois qui concerne les stations.</text:p>
      <text:p text:style-name="P36"/>
      <text:p text:style-name="P36">Une page ensuite concernant les interventions. Ils seront extrait de la liste des évènements via le type.</text:p>
      <text:p text:style-name="P40">D] Charte graphique du logiciels</text:p>
      <text:p text:style-name="P37">D.1] Choix des backgrounds</text:p>
      <text:p text:style-name="P37"/>
      <text:p text:style-name="P37"/>
      <text:p text:style-name="P37">D.2] Choix des couleurs</text:p>
      <text:p text:style-name="P37"/>
      <text:p text:style-name="P37"/>
      <text:p text:style-name="P37"/>
      <text:p text:style-name="P37">D.3] Choix des bouttons</text:p>
      <text:p text:style-name="P40">E] Planning de développement</text:p>
      <text:p text:style-name="P37"/>
      <text:p text:style-name="P37">E.1] Lot n°1</text:p>
      <text:p text:style-name="P37"/>
      <text:p text:style-name="P37">Front-End : Le lot n°1 consistera à l’écran de connexion, de mot de passe oublié et d’inscription</text:p>
      <text:p text:style-name="P37">Back-End : Il faudra s’assurer que les fonctionnalités fonctionnent correctement (connexion, mdp oublié et inscription)</text:p>
      <text:p text:style-name="P37">Base de données : Base de donnée Utilisateur. Gérer les droits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dc:date>2020-04-24T11:57:49.102000000</dc:date>
    <meta:editing-duration>PT33M35S</meta:editing-duration>
    <meta:editing-cycles>6</meta:editing-cycles>
    <meta:document-statistic meta:table-count="0" meta:image-count="0" meta:object-count="0" meta:page-count="7" meta:paragraph-count="106" meta:word-count="1585" meta:character-count="10110" meta:non-whitespace-character-count="8571"/>
  </office:meta>
</office:document-meta>
</file>